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a400f" officeooo:paragraph-rsid="0012f7a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4bb4d" officeooo:paragraph-rsid="0014bb4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a400f" officeooo:paragraph-rsid="0012f7af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f7af" officeooo:paragraph-rsid="0012f7af" style:font-size-asian="18pt" style:font-weight-asian="normal" style:font-size-complex="18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12f7af" officeooo:paragraph-rsid="0012f7a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12f7af" style:font-size-asian="17.5pt" style:font-weight-asian="bold" style:font-size-complex="20pt" style:font-weight-complex="bold"/>
    </style:style>
    <style:style style:name="T1" style:family="text">
      <style:text-properties officeooo:rsid="0016a82a"/>
    </style:style>
    <style:style style:name="T2" style:family="text">
      <style:text-properties officeooo:rsid="0012f7af"/>
    </style:style>
    <style:style style:name="T3" style:family="text">
      <style:text-properties officeooo:rsid="0014bb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sel House Keeping Web Site</text:p>
      <text:p text:style-name="P6">Site Plan </text:p>
      <text:p text:style-name="P3">Step<text:span text:style-name="T1"> 5</text:span>: <text:span text:style-name="T2">Design the Look and Feel of the Site</text:span></text:p>
      <text:p text:style-name="P1"/>
      <text:p text:style-name="P2">Page Layout</text:p>
      <text:p text:style-name="P4">Gisel House Keeping <text:span text:style-name="T3">page layout</text:span>:</text:p>
      <text:list xml:id="list1404327847601890791" text:style-name="L1">
        <text:list-item>
          <text:p text:style-name="P5">Pages will use bootstrap3</text:p>
        </text:list-item>
        <text:list-item>
          <text:p text:style-name="P5">Navigation at the top of the page containing page links</text:p>
        </text:list-item>
        <text:list-item>
          <text:p text:style-name="P5">Major navigational links top of page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4:38:01.736000000</meta:creation-date>
    <dc:date>2014-09-09T14:43:30.622000000</dc:date>
    <meta:editing-duration>PT2M38S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8" meta:word-count="47" meta:character-count="244" meta:non-whitespace-character-count="207"/>
  </office:meta>
</office:document-meta>
</file>